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37cm" fo:min-width="2.99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872cm" fo:min-width="2.365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973cm" fo:min-width="2.39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656cm" fo:min-width="1.882cm"/>
      <style:paragraph-properties style:writing-mode="lr-tb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973cm" fo:min-width="2.978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3.242cm" fo:min-width="6.485cm"/>
      <style:paragraph-properties style:writing-mode="lr-tb"/>
    </style:style>
    <style:style style:name="gr11" style:family="graphic" style:parent-style-name="objectwithoutfill">
      <style:graphic-properties draw:marker-end="Arrowheads_20_6" draw:marker-end-width="0.3cm" draw:fill="none" draw:textarea-vertical-align="middle"/>
    </style:style>
    <style:style style:name="gr12" style:family="graphic" style:parent-style-name="objectwithoutfill">
      <style:graphic-properties draw:marker-end="Arrowheads_20_8" draw:marker-end-width="0.3cm" draw:fill="none" draw:textarea-vertical-align="middle"/>
    </style:style>
    <style:style style:name="gr13" style:family="graphic" style:parent-style-name="objectwithoutfill">
      <style:graphic-properties draw:marker-end="Arrowheads_20_9" draw:marker-end-width="0.3cm" draw:fill="none" draw:textarea-vertical-align="middle"/>
    </style:style>
    <style:style style:name="gr14" style:family="graphic" style:parent-style-name="objectwithoutfill">
      <style:graphic-properties draw:marker-end="Arrowheads_20_10" draw:marker-end-width="0.3cm" draw:fill="none" draw:textarea-vertical-align="middle"/>
    </style:style>
    <style:style style:name="gr15" style:family="graphic" style:parent-style-name="objectwithoutfill">
      <style:graphic-properties draw:marker-end="Arrowheads_20_11" draw:marker-end-width="0.3cm" draw:fill="none" draw:textarea-vertical-align="middl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493cm" svg:height="1.587cm" svg:x="8.302cm" svg:y="4.492cm">
          <text:p text:style-name="P1">Declare variabl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" draw:id="id1" draw:layer="layout" svg:width="3.175cm" svg:height="1.588cm" svg:x="8.62cm" svg:y="1.317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2" draw:layer="layout" draw:type="line" svg:x1="10.207cm" svg:y1="2.905cm" svg:x2="10.049cm" svg:y2="4.492cm" draw:start-shape="id1" draw:start-glue-point="2" draw:end-shape="id2" draw:end-glue-point="4" svg:d="M10207 2905l-158 1587" svg:viewBox="0 0 159 1588">
          <text:p/>
        </draw:connector>
        <draw:custom-shape draw:style-name="gr4" draw:text-style-name="P1" xml:id="id3" draw:id="id3" draw:layer="layout" svg:width="4.763cm" svg:height="2.222cm" svg:x="7.667cm" svg:y="7.35cm">
          <text:p text:style-name="P1">Get # of <text:s/>game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1" xml:id="id4" draw:id="id4" draw:layer="layout" svg:width="4.763cm" svg:height="3.81cm" svg:x="7.667cm" svg:y="10.842cm">
          <text:p text:style-name="P1">Game # vali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2" draw:layer="layout" draw:type="line" svg:x1="10.049cm" svg:y1="6.079cm" svg:x2="10.049cm" svg:y2="7.35cm" draw:start-shape="id2" draw:start-glue-point="6" draw:end-shape="id3" draw:end-glue-point="5" svg:d="M10049 6079v1271" svg:viewBox="0 0 1 1272">
          <text:p/>
        </draw:connector>
        <draw:connector draw:style-name="gr7" draw:text-style-name="P2" draw:layer="layout" draw:type="line" svg:x1="10.049cm" svg:y1="9.572cm" svg:x2="10.048cm" svg:y2="10.842cm" draw:start-shape="id3" draw:start-glue-point="8" draw:end-shape="id4" svg:d="M10049 9572l-1 1270" svg:viewBox="0 0 2 1271">
          <text:p/>
        </draw:connector>
        <draw:custom-shape draw:style-name="gr2" draw:text-style-name="P1" draw:layer="layout" svg:width="3.175cm" svg:height="1.588cm" svg:x="8.62cm" svg:y="1.318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draw:layer="layout" svg:width="3.175cm" svg:height="1.588cm" svg:x="8.62cm" svg:y="1.318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5" draw:id="id5" draw:layer="layout" svg:width="3.175cm" svg:height="1.588cm" svg:x="16.557cm" svg:y="24.812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2" draw:layer="layout" svg:x1="12.43cm" svg:y1="12.747cm" svg:x2="18.145cm" svg:y2="24.812cm" draw:start-shape="id4" draw:start-glue-point="7" draw:end-shape="id5" draw:end-glue-point="4" svg:d="M12430 12747h5715v12065" svg:viewBox="0 0 5716 12066">
          <text:p/>
        </draw:connector>
        <draw:custom-shape draw:style-name="gr9" draw:text-style-name="P1" xml:id="id6" draw:id="id6" draw:layer="layout" svg:width="5.716cm" svg:height="2.222cm" svg:x="7.35cm" svg:y="20.368cm">
          <text:p text:style-name="P1">Get input 1-3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1" xml:id="id7" draw:id="id7" draw:layer="layout" svg:width="6.985cm" svg:height="3.492cm" svg:x="6.715cm" svg:y="23.225cm">
          <text:p text:style-name="P1">Get computer 1-3</text:p>
          <text:p text:style-name="P1">Update winner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2" draw:layer="layout" draw:type="line" svg:x1="10.208cm" svg:y1="22.59cm" svg:x2="10.208cm" svg:y2="23.225cm" draw:start-shape="id6" draw:start-glue-point="8" draw:end-shape="id7" draw:end-glue-point="4" svg:d="M10208 22590v635" svg:viewBox="0 0 1 636">
          <text:p/>
        </draw:connector>
        <draw:custom-shape draw:style-name="gr5" draw:text-style-name="P1" xml:id="id8" draw:id="id8" draw:layer="layout" svg:width="4.763cm" svg:height="3.81cm" svg:x="7.35cm" svg:y="15.287cm">
          <text:p text:style-name="P1">Is last gam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2" draw:text-style-name="P2" draw:layer="layout" draw:type="line" svg:x1="10.049cm" svg:y1="14.652cm" svg:x2="9.732cm" svg:y2="15.287cm" draw:start-shape="id4" draw:start-glue-point="6" draw:end-shape="id8" draw:end-glue-point="4" svg:d="M10049 14652l-317 635" svg:viewBox="0 0 318 636">
          <text:p/>
        </draw:connector>
        <draw:connector draw:style-name="gr13" draw:text-style-name="P2" draw:layer="layout" draw:type="line" svg:x1="9.731cm" svg:y1="19.097cm" svg:x2="10.208cm" svg:y2="20.368cm" draw:start-shape="id8" draw:end-shape="id6" draw:end-glue-point="5" svg:d="M9731 19097l477 1271" svg:viewBox="0 0 478 1272">
          <text:p/>
        </draw:connector>
        <draw:connector draw:style-name="gr14" draw:text-style-name="P2" draw:layer="layout" svg:x1="6.715cm" svg:y1="24.971cm" svg:x2="7.35cm" svg:y2="17.192cm" draw:start-shape="id7" draw:start-glue-point="5" draw:end-shape="id8" draw:end-glue-point="5" svg:d="M6715 24971h-502v-7779h1137" svg:viewBox="0 0 1138 7780">
          <text:p/>
        </draw:connector>
        <draw:connector draw:style-name="gr15" draw:text-style-name="P2" draw:layer="layout" svg:x1="12.113cm" svg:y1="17.192cm" svg:x2="18.145cm" svg:y2="24.812cm" draw:start-shape="id8" draw:start-glue-point="7" draw:end-shape="id5" draw:end-glue-point="4" svg:d="M12113 17192h6032v7620" svg:viewBox="0 0 6033 7621">
          <text:p text:style-name="P1"/>
        </draw:connector>
        <draw:frame draw:style-name="gr16" draw:text-style-name="P3" draw:layer="layout" svg:width="1.311cm" svg:height="0.962cm" svg:x="12.747cm" svg:y="12.681cm">
          <draw:text-box>
            <text:p>No</text:p>
          </draw:text-box>
        </draw:frame>
        <draw:frame draw:style-name="gr16" draw:text-style-name="P3" draw:layer="layout" svg:width="1.535cm" svg:height="0.962cm" svg:x="10.472cm" svg:y="14.97cm">
          <draw:text-box>
            <text:p>Yes</text:p>
          </draw:text-box>
        </draw:frame>
        <draw:frame draw:style-name="gr16" draw:text-style-name="P3" draw:layer="layout" svg:width="1.535cm" svg:height="0.962cm" svg:x="13.065cm" svg:y="16.858cm">
          <draw:text-box>
            <text:p>Yes</text:p>
          </draw:text-box>
        </draw:frame>
        <draw:frame draw:style-name="gr16" draw:text-style-name="P3" draw:layer="layout" svg:width="1.311cm" svg:height="0.962cm" svg:x="9.822cm" svg:y="19.732cm">
          <draw:text-box>
            <text:p>No</text:p>
          </draw:text-box>
        </draw:frame>
        <draw:frame draw:style-name="gr16" draw:text-style-name="P3" draw:layer="layout" svg:width="2.229cm" svg:height="1.673cm" svg:x="5.762cm" svg:y="21.314cm">
          <draw:text-box>
            <text:p>Next</text:p>
            <text:p>Game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14T20:38:21.284000000</meta:creation-date>
    <dc:date>2022-03-14T21:06:11.271000000</dc:date>
    <meta:editing-duration>PT7M17S</meta:editing-duration>
    <meta:editing-cycles>2</meta:editing-cycles>
    <meta:generator>LibreOffice/7.2.1.2$Windows_X86_64 LibreOffice_project/87b77fad49947c1441b67c559c339af8f3517e22</meta:generator>
    <meta:document-statistic meta:object-count="24"/>
  </office:meta>
</office:document-meta>
</file>